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E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/>
          <table:table-cell office:value-type="string" calcext:value-type="string">
            <text:p>C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11:06.063264457</meta:creation-date>
    <dc:date>2019-12-16T11:58:52.336171306</dc:date>
    <meta:editing-duration>PT6M45S</meta:editing-duration>
    <meta:editing-cycles>1</meta:editing-cycles>
    <meta:document-statistic meta:table-count="1" meta:cell-count="289" meta:object-count="0"/>
    <meta:generator>LibreOffice/6.2.4.2$Linux_X86_64 LibreOffice_project/2412653d852ce75f65fbfa83fb7e7b669a126d64</meta:generator>
  </office:meta>
</office:document-meta>
</file>